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teria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lave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Precio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string" table:style-name="ce1">
            <text:p>Varilla 3/16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string" table:style-name="ce1">
            <text:p>Varilla 4/32</text:p>
          </table:table-cell>
          <table:table-cell office:value-type="float" office:value="115" table:style-name="ce1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string" table:style-name="ce1">
            <text:p>Varilla 3/17</text:p>
          </table:table-cell>
          <table:table-cell office:value-type="float" office:value="130" table:style-name="ce1">
            <text:p>130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string" table:style-name="ce1">
            <text:p>Varilla 4/33</text:p>
          </table:table-cell>
          <table:table-cell office:value-type="float" office:value="145" table:style-name="ce1">
            <text:p>145</text:p>
          </table:table-cell>
          <table:table-cell table:number-columns-repeated="1638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string" table:style-name="ce1">
            <text:p>Varilla 3/18</text:p>
          </table:table-cell>
          <table:table-cell office:value-type="float" office:value="160" table:style-name="ce1">
            <text:p>160</text:p>
          </table:table-cell>
          <table:table-cell table:number-columns-repeated="1638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string" table:style-name="ce1">
            <text:p>Varilla 4/34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string" table:style-name="ce1">
            <text:p>Varilla 3/19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string" table:style-name="ce1">
            <text:p>Varilla 4/35</text:p>
          </table:table-cell>
          <table:table-cell office:value-type="float" office:value="205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string" table:style-name="ce1">
            <text:p>Ladrillos rojos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string" table:style-name="ce1">
            <text:p>Ladrillos grises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string" table:style-name="ce1">
            <text:p>Block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Megablock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string" table:style-name="ce1">
            <text:p>Sillar rosa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string" table:style-name="ce1">
            <text:p>Sillar gris</text:p>
          </table:table-cell>
          <table:table-cell office:value-type="float" office:value="110" table:style-name="ce1">
            <text:p>110</text:p>
          </table:table-cell>
          <table:table-cell table:number-columns-repeated="16381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string" table:style-name="ce1">
            <text:p>Cantera blanca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string" table:style-name="ce1">
            <text:p>Cantera gris</text:p>
          </table:table-cell>
          <table:table-cell office:value-type="float" office:value="1210" table:style-name="ce1">
            <text:p>1210</text:p>
          </table:table-cell>
          <table:table-cell table:number-columns-repeated="1638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string" table:style-name="ce1">
            <text:p>Cantera rosa</text:p>
          </table:table-cell>
          <table:table-cell office:value-type="float" office:value="1420" table:style-name="ce1">
            <text:p>1420</text:p>
          </table:table-cell>
          <table:table-cell table:number-columns-repeated="16381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string" table:style-name="ce1">
            <text:p>Cantera amarilla</text:p>
          </table:table-cell>
          <table:table-cell office:value-type="float" office:value="230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string" table:style-name="ce1">
            <text:p>Recubrimiento P1001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string" table:style-name="ce1">
            <text:p>Recubrimiento P1010</text:p>
          </table:table-cell>
          <table:table-cell office:value-type="float" office:value="220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string" table:style-name="ce1">
            <text:p>Recubrimiento P1019</text:p>
          </table:table-cell>
          <table:table-cell office:value-type="float" office:value="240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Recubrimiento P1028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Recubrimiento P1037</text:p>
          </table:table-cell>
          <table:table-cell office:value-type="float" office:value="280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string" table:style-name="ce1">
            <text:p>Cemento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string" table:style-name="ce1">
            <text:p>Arena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string" table:style-name="ce1">
            <text:p>Grava</text:p>
          </table:table-cell>
          <table:table-cell office:value-type="float" office:value="100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string" table:style-name="ce1">
            <text:p>Gravilla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string" table:style-name="ce1">
            <text:p>Tezontle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string" table:style-name="ce1">
            <text:p>Tepetate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string" table:style-name="ce1">
            <text:p>Tubería 3.5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string" table:style-name="ce1">
            <text:p>Tubería 4.3</text:p>
          </table:table-cell>
          <table:table-cell office:value-type="float" office:value="210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Tubería 3.6</text:p>
          </table:table-cell>
          <table:table-cell office:value-type="float" office:value="220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string" table:style-name="ce1">
            <text:p>Tubería 4.4</text:p>
          </table:table-cell>
          <table:table-cell office:value-type="float" office:value="230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string" table:style-name="ce1">
            <text:p>Tubería 3.7</text:p>
          </table:table-cell>
          <table:table-cell office:value-type="float" office:value="240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string" table:style-name="ce1">
            <text:p>Tubería 4.5</text:p>
          </table:table-cell>
          <table:table-cell office:value-type="float" office:value="250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string" table:style-name="ce1">
            <text:p>Tubería 3.8</text:p>
          </table:table-cell>
          <table:table-cell office:value-type="float" office:value="260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string" table:style-name="ce1">
            <text:p>Pintura C1010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string" table:style-name="ce1">
            <text:p>Pintura B1020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string" table:style-name="ce1">
            <text:p>Pintura C1011</text:p>
          </table:table-cell>
          <table:table-cell office:value-type="float" office:value="725" table:style-name="ce1">
            <text:p>725</text:p>
          </table:table-cell>
          <table:table-cell table:number-columns-repeated="16381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string" table:style-name="ce1">
            <text:p>Pintura B1021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string" table:style-name="ce1">
            <text:p>Pintura C1011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Pintura B1021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string" table:style-name="ce1">
            <text:p>Pintura C1012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string" table:style-name="ce1">
            <text:p>Pintura B1022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number-rows-repeated="1048531" table:style-name="ro1">
          <table:table-cell table:number-columns-repeated="16384"/>
        </table:table-row>
      </table:table>
      <table:named-expressions>
        <table:named-range table:name="Materiales" table:cell-range-address="Materiales.$A$1:Materiales.$C$45" table:base-cell-address="Material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Alejandro Polo</meta:initial-creator>
    <dc:creator>Alejandro Polo</dc:creator>
    <meta:creation-date>2021-10-07T21:42:56Z</meta:creation-date>
    <dc:date>2021-10-07T21:44:19Z</dc:date>
  </office:meta>
</office:document-meta>
</file>